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Segoe Script" svg:font-family="'Segoe Script'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1"/>
    </style:style>
    <style:style style:name="P2" style:family="paragraph" style:parent-style-name="Text_20_body">
      <style:text-properties style:font-name="Segoe Script"/>
    </style:style>
    <style:style style:name="T1" style:family="text">
      <style:text-properties style:font-name="Arial1"/>
    </style:style>
    <style:style style:name="T2" style:family="text">
      <style:text-properties style:font-name="Arial1" fo:background-color="#ffff00"/>
    </style:style>
    <style:style style:name="T3" style:family="text">
      <style:text-properties style:font-name="Arial1" fo:background-color="#cccccc"/>
    </style:style>
    <style:style style:name="T4" style:family="text">
      <style:text-properties style:font-name="Arial1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Jo, Aris Kyrsak Tomás, secretari del IES Joan Ramis i Ramis,</text:span></text:p>
      <text:p text:style-name="Text_20_body"><text:span text:style-name="T1"><text:line-break/>CERTIFIC: Que, segons els arxius d'aquest centre, el</text:span></text:p>
      <text:p text:style-name="Text_20_body"><text:span text:style-name="T4">Sr. Pere Bosch Pons</text:span><text:span text:style-name="T1">,</text:span></text:p>
      <text:p text:style-name="Text_20_body"><text:span text:style-name="T1">amb DNI núm.</text:span></text:p>
      <text:p text:style-name="Text_20_body"><text:span text:style-name="T4">87654321B</text:span><text:span text:style-name="T1">, </text:span></text:p>
      <text:p text:style-name="Text_20_body"><text:span text:style-name="T1">cursa els estudis de 1r curs del cicle formatiu de Grau Mitjà en Sistemes Microinformàtics i Xarxes (1r SMX) en aquest centre durant el curs acadèmic 2024-25.</text:span></text:p>
      <text:p text:style-name="Text_20_body"/>
      <text:p text:style-name="P1">I, per tal que consti, signo el present certificat amb el vistiplau de la direcció del centre.</text:p>
      <text:p text:style-name="Text_20_body"/>
      <text:p text:style-name="P1">Av. de Vives Llull, 15, 07703 Maó, Illes Balears</text:p>
      <text:p text:style-name="Text_20_body"/>
      <text:p text:style-name="Text_20_body"/>
      <text:p text:style-name="Text_20_body"><text:span text:style-name="T1">Aris Krysak Tomás<text:line-break/>Secretari del IES Joan Ramis i Ramis</text:span></text:p>
      <text:p text:style-name="P2"/>
      <text:p text:style-name="Text_20_body"/>
      <text:p text:style-name="Text_20_body"/>
      <text:p text:style-name="P1">Vist i plau </text:p>
      <text:p text:style-name="P1">La Direcció del Centre  </text:p>
      <text:p text:style-name="Text_20_body"/>
      <text:p text:style-name="P1">Gerard Vinent Sint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Segoe Script" svg:font-family="'Segoe Script'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is Jose</meta:initial-creator>
    <meta:creation-date>2024-12-11T22:37:27.68</meta:creation-date>
    <dc:date>2024-12-11T22:56:53.69</dc:date>
    <dc:creator>Aris Jose</dc:creator>
    <meta:editing-duration>PT19M27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12" meta:word-count="100" meta:character-count="566"/>
  </office:meta>
</office:document-meta>
</file>